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6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3780">
            <text:p>￥3,780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3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3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3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菓子,魚肉ｿｰｾｰｼﾞ,酎ハイ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6">
            <text:p>6月6日</text:p>
          </table:table-cell>
          <table:table-cell table:style-name="ce9" office:value-type="currency" office:currency="JPY" office:value="211">
            <text:p>￥211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3" table:number-rows-repeated="11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 table:number-rows-repeated="24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354">
            <text:p>￥354</text:p>
          </table:table-cell>
          <table:table-cell table:style-name="ce13" office:value-type="string">
            <text:p>ｼﾘｱﾙ,酎ハイ</text:p>
          </table:table-cell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2018/06/06</text:date>, <text:time>22:27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06T22:27:56</dc:date>
    <dc:creator>鈴木 豊樹</dc:creator>
    <meta:editing-duration>P1DT4H54M11S</meta:editing-duration>
    <meta:editing-cycles>108</meta:editing-cycles>
    <meta:generator>OpenOffice/4.1.5$Unix OpenOffice.org_project/415m1$Build-9789</meta:generator>
    <meta:document-statistic meta:table-count="6" meta:cell-count="654" meta:object-count="0"/>
  </office:meta>
</office:document-meta>
</file>